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299999999999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2999999999997cm)" svg:viewBox="0 0 1000 1000" svg:d="M1000 0c-1000 0-1000 1000-1000 1000">
          <text:p/>
        </draw:path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line draw:style-name="gr11" draw:text-style-name="P6" draw:layer="layout" svg:x1="0.75cm" svg:y1="0.75cm" svg:x2="1.75cm" svg:y2="1.75cm">
          <text:p/>
        </draw:line>
        <draw:line draw:style-name="gr11" draw:text-style-name="P6" draw:layer="layout" svg:x1="0.75cm" svg:y1="1.75cm" svg:x2="1.75cm" svg:y2="0.75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custom-shape draw:style-name="gr12" draw:text-style-name="P9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14cm" svg:x2="1cm" svg:y2="8.814cm">
          <text:p/>
        </draw:line>
        <draw:line draw:style-name="gr15" draw:text-style-name="P6" draw:layer="layout" svg:x1="1.5cm" svg:y1="8.283cm" svg:x2="1.5cm" svg:y2="8.783cm">
          <text:p/>
        </draw:line>
        <draw:custom-shape draw:style-name="gr16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1cm" svg:height="0.962cm" svg:x="0.788cm" svg:y="8.521cm">
          <draw:text-box>
            <text:p text:style-name="P10"><text:span text:style-name="T1">A</text:span></text:p>
          </draw:text-box>
        </draw:frame>
        <draw:line draw:style-name="gr18" draw:text-style-name="P6" draw:layer="layout" svg:x1="0.75cm" svg:y1="6.715cm" svg:x2="1.75cm" svg:y2="7.715cm">
          <text:p/>
        </draw:line>
        <draw:line draw:style-name="gr18" draw:text-style-name="P6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35:55.204000000</dc:date>
    <meta:editing-duration>PT10M24S</meta:editing-duration>
    <meta:editing-cycles>28</meta:editing-cycles>
    <meta:generator>LibreOffice/7.5.0.3$Windows_X86_64 LibreOffice_project/c21113d003cd3efa8c53188764377a8272d9d6de</meta:generator>
    <meta:document-statistic meta:object-count="61"/>
  </office:meta>
</office:document-meta>
</file>